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objectwithoutfill">
      <style:graphic-properties draw:stroke="dash" draw:stroke-dash="Ultrafine_20_2_20_Dots_20_3_20_Dashes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stroke-dash="Ultrafine_20_2_20_Dots_20_3_20_Dashes" svg:stroke-color="#000000" draw:fill="none" draw:fill-color="#ffffff" fo:min-height="1.016cm"/>
    </style:style>
    <style:style style:name="gr5" style:family="graphic" style:parent-style-name="standard">
      <style:graphic-properties draw:stroke="none" draw:stroke-dash="Ultrafine_20_2_20_Dots_20_3_20_Dashes" svg:stroke-color="#000000" draw:fill="none" draw:fill-color="#ffffff" fo:min-height="0.889cm"/>
    </style:style>
    <style:style style:name="gr6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Fine_20_Dotted"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draw:stroke-dash="Fine_20_Dotted"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" svg:stroke-width="0.102cm" svg:stroke-color="#000000" draw:marker-start="Arrow" draw:marker-start-width="0.4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" svg:stroke-width="0.051cm" svg:stroke-color="#000000" draw:marker-start="Arrow" draw:marker-start-width="0.376cm" draw:marker-end="Arrow" draw:marker-end-width="0.376cm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Fine_20_Dashed" svg:stroke-color="#000000" draw:fill="none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Fine_20_Dashed" draw:fill="none" draw:textarea-vertical-align="middle"/>
    </style:style>
    <style:style style:name="gr1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draw:stroke-dash="Fine_20_Dashed" svg:stroke-color="#000000" draw:fill="none" draw:fill-color="#ffffff" fo:min-height="0.889cm"/>
    </style:style>
    <style:style style:name="gr17" style:family="graphic" style:parent-style-name="standard">
      <style:graphic-properties draw:stroke="none" draw:stroke-dash="Fine_20_Dashed" svg:stroke-color="#000000" draw:fill="none" draw:fill-color="#ffffff" fo:min-height="1.143cm"/>
    </style:style>
    <style:style style:name="P1" style:family="paragraph">
      <style:paragraph-properties fo:text-align="center"/>
    </style:style>
    <style:style style:name="P2" style:family="paragraph">
      <style:text-properties style:font-name="Ubuntu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text-properties style:text-underline-style="solid" style:text-underline-width="auto" style:text-underline-color="font-color"/>
    </style:style>
    <style:style style:name="T1" style:family="text">
      <style:text-properties style:font-name="Ubuntu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4.953cm" svg:x="1.889cm" svg:y="3.5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176cm" svg:y1="3.54cm" svg:x2="12.176cm" svg:y2="16.113cm">
          <text:p/>
        </draw:line>
        <draw:line draw:style-name="gr2" draw:text-style-name="P1" draw:layer="layout" svg:x1="12.176cm" svg:y1="3.54cm" svg:x2="18.145cm" svg:y2="3.54cm">
          <text:p/>
        </draw:line>
        <draw:line draw:style-name="gr2" draw:text-style-name="P1" draw:layer="layout" svg:x1="18.145cm" svg:y1="3.54cm" svg:x2="18.145cm" svg:y2="16.113cm">
          <text:p/>
        </draw:line>
        <draw:line draw:style-name="gr2" draw:text-style-name="P1" draw:layer="layout" svg:x1="12.176cm" svg:y1="16.113cm" svg:x2="18.145cm" svg:y2="16.113cm">
          <text:p/>
        </draw:line>
        <draw:line draw:style-name="gr2" draw:text-style-name="P1" draw:layer="layout" svg:x1="12.176cm" svg:y1="7.223cm" svg:x2="18.145cm" svg:y2="7.223cm">
          <text:p/>
        </draw:line>
        <draw:line draw:style-name="gr2" draw:text-style-name="P1" draw:layer="layout" svg:x1="12.176cm" svg:y1="11.922cm" svg:x2="18.145cm" svg:y2="11.922cm">
          <text:p/>
        </draw:line>
        <draw:line draw:style-name="gr2" draw:text-style-name="P1" draw:layer="layout" svg:x1="13.7cm" svg:y1="3.54cm" svg:x2="13.7cm" svg:y2="7.223cm">
          <text:p/>
        </draw:line>
        <draw:line draw:style-name="gr2" draw:text-style-name="P1" draw:layer="layout" svg:x1="12.176cm" svg:y1="4.429cm" svg:x2="18.145cm" svg:y2="4.429cm">
          <text:p/>
        </draw:line>
        <draw:line draw:style-name="gr2" draw:text-style-name="P1" draw:layer="layout" svg:x1="12.176cm" svg:y1="5.445cm" svg:x2="18.145cm" svg:y2="5.445cm">
          <text:p/>
        </draw:line>
        <draw:line draw:style-name="gr2" draw:text-style-name="P1" draw:layer="layout" svg:x1="12.176cm" svg:y1="6.334cm" svg:x2="18.145cm" svg:y2="6.334cm">
          <text:p/>
        </draw:line>
        <draw:line draw:style-name="gr2" draw:text-style-name="P1" draw:layer="layout" svg:x1="12.176cm" svg:y1="12.811cm" svg:x2="18.145cm" svg:y2="12.811cm">
          <text:p/>
        </draw:line>
        <draw:line draw:style-name="gr2" draw:text-style-name="P1" draw:layer="layout" svg:x1="12.176cm" svg:y1="14.081cm" svg:x2="18.145cm" svg:y2="14.081cm">
          <text:p/>
        </draw:line>
        <draw:line draw:style-name="gr2" draw:text-style-name="P1" draw:layer="layout" svg:x1="12.176cm" svg:y1="15.097cm" svg:x2="18.145cm" svg:y2="15.097cm">
          <text:p/>
        </draw:line>
        <draw:line draw:style-name="gr2" draw:text-style-name="P1" draw:layer="layout" svg:x1="15.224cm" svg:y1="3.54cm" svg:x2="15.224cm" svg:y2="7.223cm">
          <text:p/>
        </draw:line>
        <draw:line draw:style-name="gr2" draw:text-style-name="P1" draw:layer="layout" svg:x1="16.748cm" svg:y1="3.54cm" svg:x2="16.748cm" svg:y2="7.223cm">
          <text:p/>
        </draw:line>
        <draw:line draw:style-name="gr2" draw:text-style-name="P1" draw:layer="layout" svg:x1="13.573cm" svg:y1="11.922cm" svg:x2="13.573cm" svg:y2="16.113cm">
          <text:p/>
        </draw:line>
        <draw:line draw:style-name="gr2" draw:text-style-name="P1" draw:layer="layout" svg:x1="15.224cm" svg:y1="11.922cm" svg:x2="15.224cm" svg:y2="16.113cm">
          <text:p/>
        </draw:line>
        <draw:line draw:style-name="gr3" draw:text-style-name="P1" draw:layer="layout" svg:x1="14.589cm" svg:y1="7.223cm" svg:x2="14.589cm" svg:y2="11.922cm">
          <text:p/>
        </draw:line>
        <draw:line draw:style-name="gr2" draw:text-style-name="P1" draw:layer="layout" svg:x1="16.748cm" svg:y1="11.922cm" svg:x2="16.748cm" svg:y2="16.113cm">
          <text:p/>
        </draw:line>
        <draw:frame draw:style-name="gr4" draw:text-style-name="P2" draw:layer="layout" svg:width="4.318cm" svg:height="1.266cm" svg:x="13.7cm" svg:y="9.001cm">
          <draw:text-box>
            <text:p text:style-name="P2"><text:span text:style-name="T1">Storage</text:span></text:p>
          </draw:text-box>
        </draw:frame>
        <draw:frame draw:style-name="gr5" draw:text-style-name="P3" draw:layer="layout" svg:width="3.302cm" svg:height="1.139cm" svg:x="17.256cm" svg:y="2.397cm">
          <draw:text-box>
            <text:p text:style-name="P3"><text:span text:style-name="T2">Word</text:span></text:p>
          </draw:text-box>
        </draw:frame>
        <draw:frame draw:style-name="gr6" draw:layer="layout" svg:width="1.27cm" svg:height="0.962cm" svg:x="18.399cm" svg:y="3.54cm">
          <draw:text-box>
            <text:p>00</text:p>
          </draw:text-box>
        </draw:frame>
        <draw:frame draw:style-name="gr7" draw:layer="layout" svg:width="1.205cm" svg:height="0.962cm" svg:x="18.399cm" svg:y="4.483cm">
          <draw:text-box>
            <text:p>01</text:p>
          </draw:text-box>
        </draw:frame>
        <draw:frame draw:style-name="gr7" draw:layer="layout" svg:width="1.205cm" svg:height="0.962cm" svg:x="18.399cm" svg:y="5.445cm">
          <draw:text-box>
            <text:p>02</text:p>
          </draw:text-box>
        </draw:frame>
        <draw:frame draw:style-name="gr7" draw:layer="layout" svg:width="1.205cm" svg:height="0.962cm" svg:x="18.464cm" svg:y="6.388cm">
          <draw:text-box>
            <text:p>03</text:p>
          </draw:text-box>
        </draw:frame>
        <draw:frame draw:style-name="gr5" draw:text-style-name="P4" draw:layer="layout" svg:width="2.871cm" svg:height="1.139cm" svg:x="16.798cm" svg:y="8.116cm">
          <draw:text-box>
            <text:p text:style-name="P4"><text:span text:style-name="T3">Memory</text:span></text:p>
          </draw:text-box>
        </draw:frame>
        <draw:frame draw:style-name="gr7" draw:layer="layout" svg:width="1.205cm" svg:height="0.962cm" svg:x="18.272cm" svg:y="11.922cm">
          <draw:text-box>
            <text:p>96</text:p>
          </draw:text-box>
        </draw:frame>
        <draw:frame draw:style-name="gr7" draw:layer="layout" svg:width="1.205cm" svg:height="0.962cm" svg:x="18.272cm" svg:y="12.884cm">
          <draw:text-box>
            <text:p>97</text:p>
          </draw:text-box>
        </draw:frame>
        <draw:frame draw:style-name="gr6" draw:layer="layout" svg:width="1.205cm" svg:height="0.962cm" svg:x="18.337cm" svg:y="13.827cm">
          <draw:text-box>
            <text:p>98</text:p>
          </draw:text-box>
        </draw:frame>
        <draw:frame draw:style-name="gr6" draw:layer="layout" svg:width="1.204cm" svg:height="0.962cm" svg:x="18.338cm" svg:y="15.097cm">
          <draw:text-box>
            <text:p>99</text:p>
          </draw:text-box>
        </draw:frame>
        <draw:line draw:style-name="gr8" draw:text-style-name="P1" draw:layer="layout" svg:x1="19.034cm" svg:y1="7.35cm" svg:x2="19.034cm" svg:y2="11.541cm">
          <text:p/>
        </draw:line>
        <draw:custom-shape draw:style-name="gr9" draw:text-style-name="P5" draw:layer="layout" svg:width="6.604cm" svg:height="2.794cm" svg:x="10.525cm" svg:y="17.256cm">
          <text:p text:style-name="P1"><text:span text:style-name="T4">Line Printe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096cm" svg:height="2.794cm" svg:x="1.635cm" svg:y="14.335cm">
          <text:p text:style-name="P1"><text:span text:style-name="T4">Card Reader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048cm" svg:y1="8.493cm" svg:x2="4.048cm" svg:y2="14.208cm">
          <text:p/>
        </draw:line>
        <draw:line draw:style-name="gr11" draw:text-style-name="P1" draw:layer="layout" svg:x1="8.62cm" svg:y1="8.62cm" svg:x2="12.176cm" svg:y2="17.256cm">
          <text:p/>
        </draw:line>
        <draw:line draw:style-name="gr12" draw:text-style-name="P1" draw:layer="layout" svg:x1="4.81cm" svg:y1="9.255cm" svg:x2="11.16cm" svg:y2="17.129cm">
          <text:p/>
        </draw:line>
        <draw:custom-shape draw:style-name="gr13" draw:text-style-name="P1" draw:layer="layout" svg:width="4.572cm" svg:height="1.143cm" svg:x="4.175cm" svg:y="4.8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5.191cm" svg:y1="4.81cm" svg:x2="5.191cm" svg:y2="5.953cm">
          <text:p/>
        </draw:line>
        <draw:line draw:style-name="gr14" draw:text-style-name="P1" draw:layer="layout" svg:x1="6.334cm" svg:y1="4.81cm" svg:x2="6.334cm" svg:y2="5.953cm">
          <text:p/>
        </draw:line>
        <draw:line draw:style-name="gr14" draw:text-style-name="P1" draw:layer="layout" svg:x1="7.731cm" svg:y1="4.81cm" svg:x2="7.731cm" svg:y2="5.953cm">
          <text:p/>
        </draw:line>
        <draw:frame draw:style-name="gr15" draw:text-style-name="P3" draw:layer="layout" svg:width="0.959cm" svg:height="0.962cm" svg:x="2.905cm" svg:y="4.937cm">
          <draw:text-box>
            <text:p><text:span text:style-name="T2">R</text:span></text:p>
          </draw:text-box>
        </draw:frame>
        <draw:custom-shape draw:style-name="gr13" draw:text-style-name="P1" draw:layer="layout" svg:width="2.286cm" svg:height="1.143cm" svg:x="6.461cm" svg:y="6.46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7.604cm" svg:y1="6.461cm" svg:x2="7.604cm" svg:y2="7.604cm">
          <text:p/>
        </draw:line>
        <draw:frame draw:style-name="gr16" draw:text-style-name="P3" draw:layer="layout" svg:width="1.143cm" svg:height="1.139cm" svg:x="5.064cm" svg:y="6.465cm">
          <draw:text-box>
            <text:p text:style-name="P3"><text:span text:style-name="T2">IC</text:span></text:p>
          </draw:text-box>
        </draw:frame>
        <draw:frame draw:style-name="gr17" draw:text-style-name="P6" draw:layer="layout" svg:width="12.573cm" svg:height="1.393cm" svg:x="5.445cm" svg:y="20.562cm">
          <draw:text-box>
            <text:p text:style-name="P6"><text:span text:style-name="T5">Figure :- User Virtual mach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8T21:05:29.356014121</meta:creation-date>
    <dc:date>2014-05-28T21:31:31.186628724</dc:date>
    <meta:editing-duration>PT10M40S</meta:editing-duration>
    <meta:editing-cycles>1</meta:editing-cycles>
    <meta:document-statistic meta:object-count="46"/>
    <meta:generator>LibreOffice/4.2.3.3$Linux_X86_64 LibreOffice_project/420m0$Build-3</meta:generator>
  </office:meta>
</office:document-meta>
</file>